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514ef7" officeooo:paragraph-rsid="00514ef7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Pregunta 1:</text:span></text:span> Un usuario en una red informa que no puede acceder a sitios web. ¿Cuál es el primer paso que debes tomar para resolver el problema?</text:p>
      <text:p text:style-name="P4"><text:span text:style-name="Strong_20_Emphasis"><text:span text:style-name="T1">Respuesta 1:</text:span></text:span> El primer paso es verificar la conectividad básica de red, como la conexión física y la configuración de IP en el equipo del usuario.</text:p>
      <text:p text:style-name="Horizontal_20_Line"/>
      <text:p text:style-name="P4"><text:span text:style-name="Strong_20_Emphasis"><text:span text:style-name="T1">Pregunta 2:</text:span></text:span> Un servidor no responde a las solicitudes de ping. ¿Qué puede ser una causa común de este problema?</text:p>
      <text:p text:style-name="P4"><text:span text:style-name="Strong_20_Emphasis"><text:span text:style-name="T1">Respuesta 2:</text:span></text:span> Una causa común puede ser un firewall o un software de seguridad que bloquea las solicitudes de ping entrantes.</text:p>
      <text:p text:style-name="Horizontal_20_Line"/>
      <text:p text:style-name="P4"><text:span text:style-name="Strong_20_Emphasis"><text:span text:style-name="T1">Pregunta 3:</text:span></text:span> Un usuario experimenta una conexión de red lenta. ¿Cuáles son algunas posibles causas de este problema?</text:p>
      <text:p text:style-name="P4"><text:span text:style-name="Strong_20_Emphasis"><text:span text:style-name="T1">Respuesta 3:</text:span></text:span> Algunas posibles causas incluyen congestión de red, ancho de banda insuficiente, problemas en el router o problemas en el proveedor de servicios de Internet.</text:p>
      <text:p text:style-name="Horizontal_20_Line"/>
      <text:p text:style-name="P4"><text:span text:style-name="Strong_20_Emphasis"><text:span text:style-name="T1">Pregunta 4:</text:span></text:span> Un equipo no puede obtener una dirección IP de forma automática a través de DHCP. ¿Qué debes verificar?</text:p>
      <text:p text:style-name="P4"><text:span text:style-name="Strong_20_Emphasis"><text:span text:style-name="T1">Respuesta 4:</text:span></text:span> Debes verificar que el servidor DHCP esté en funcionamiento y que haya direcciones IP disponibles en el rango de asignación.</text:p>
      <text:p text:style-name="Horizontal_20_Line"/>
      <text:p text:style-name="P4"><text:span text:style-name="Strong_20_Emphasis"><text:span text:style-name="T1">Pregunta 5:</text:span></text:span> Un servidor de correo electrónico no puede enviar correos electrónicos. ¿Cuáles son algunas posibles causas de este problema?</text:p>
      <text:p text:style-name="P4"><text:span text:style-name="Strong_20_Emphasis"><text:span text:style-name="T1">Respuesta 5:</text:span></text:span> Posibles causas pueden incluir problemas de DNS, problemas con el servidor SMTP, o bloqueo de puertos en el firewall.</text:p>
      <text:p text:style-name="Horizontal_20_Line"/>
      <text:p text:style-name="P4"><text:span text:style-name="Strong_20_Emphasis"><text:span text:style-name="T1">Pregunta 6:</text:span></text:span> Un usuario no puede acceder a recursos compartidos en una red Windows. ¿Qué debes verificar?</text:p>
      <text:p text:style-name="P4"><text:span text:style-name="Strong_20_Emphasis"><text:span text:style-name="T1">Respuesta 6:</text:span></text:span> Debes verificar que los recursos compartidos tengan permisos adecuados y que el usuario tenga acceso autorizado.</text:p>
      <text:p text:style-name="Horizontal_20_Line"/>
      <text:p text:style-name="P4"><text:soft-page-break/><text:span text:style-name="Strong_20_Emphasis"><text:span text:style-name="T1">Pregunta 7:</text:span></text:span> ¿Cuál es la herramienta comúnmente utilizada en Linux para verificar la conectividad de red y diagnosticar problemas?</text:p>
      <text:p text:style-name="P4"><text:span text:style-name="Strong_20_Emphasis"><text:span text:style-name="T1">Respuesta 7:</text:span></text:span> La herramienta comúnmente utilizada es <text:span text:style-name="Source_20_Text"><text:span text:style-name="T1">ping</text:span></text:span>.</text:p>
      <text:p text:style-name="Horizontal_20_Line"/>
      <text:p text:style-name="P4"><text:span text:style-name="Strong_20_Emphasis"><text:span text:style-name="T1">Pregunta 8:</text:span></text:span> ¿Qué comando se utiliza en Linux para verificar el estado de una conexión TCP a un servidor remoto?</text:p>
      <text:p text:style-name="P4"><text:span text:style-name="Strong_20_Emphasis"><text:span text:style-name="T1">Respuesta 8:</text:span></text:span> El comando <text:span text:style-name="Source_20_Text"><text:span text:style-name="T1">telnet</text:span></text:span> se utiliza para verificar el estado de una conexión TCP a un servidor remoto.</text:p>
      <text:p text:style-name="Horizontal_20_Line"/>
      <text:p text:style-name="P4"><text:span text:style-name="Strong_20_Emphasis"><text:span text:style-name="T1">Pregunta 9:</text:span></text:span> Un servidor web no está respondiendo a las solicitudes HTTP. ¿Qué debes verificar en primer lugar?</text:p>
      <text:p text:style-name="P4"><text:span text:style-name="Strong_20_Emphasis"><text:span text:style-name="T1">Respuesta 9:</text:span></text:span> Debes verificar si el servicio web está en funcionamiento y si el servidor web está escuchando en el puerto adecuado.</text:p>
      <text:p text:style-name="Horizontal_20_Line"/>
      <text:p text:style-name="P4"><text:span text:style-name="Strong_20_Emphasis"><text:span text:style-name="T1">Pregunta 10:</text:span></text:span> Un usuario no puede acceder a recursos compartidos en una red Linux. ¿Qué debes verificar?</text:p>
      <text:p text:style-name="P4"><text:span text:style-name="Strong_20_Emphasis"><text:span text:style-name="T1">Respuesta 10:</text:span></text:span> Debes verificar los permisos de acceso a los recursos compartidos y la configuración del servidor Samba (si se utiliza).</text:p>
      <text:p text:style-name="Horizontal_20_Line"/>
      <text:p text:style-name="P4"><text:span text:style-name="Strong_20_Emphasis"><text:span text:style-name="T1">Pregunta 11:</text:span></text:span> ¿Cuál es el propósito de la herramienta <text:span text:style-name="Source_20_Text"><text:span text:style-name="T1">traceroute</text:span></text:span> en Linux?</text:p>
      <text:p text:style-name="P4"><text:span text:style-name="Strong_20_Emphasis"><text:span text:style-name="T1">Respuesta 11:</text:span></text:span> La herramienta <text:span text:style-name="Source_20_Text"><text:span text:style-name="T1">traceroute</text:span></text:span> se utiliza para rastrear la ruta que siguen los paquetes a través de la red hacia un destino.</text:p>
      <text:p text:style-name="Horizontal_20_Line"/>
      <text:p text:style-name="P4"><text:span text:style-name="Strong_20_Emphasis"><text:span text:style-name="T1">Pregunta 12:</text:span></text:span> Un usuario no puede acceder a Internet, pero otros usuarios en la misma red pueden. ¿Qué podrías revisar?</text:p>
      <text:p text:style-name="P4"><text:span text:style-name="Strong_20_Emphasis"><text:span text:style-name="T1">Respuesta 12:</text:span></text:span> Podrías revisar la configuración de proxy en el navegador web del usuario y verificar si hay bloqueos de acceso a Internet para ese usuario específico.</text:p>
      <text:p text:style-name="Horizontal_20_Line"/>
      <text:p text:style-name="P4"><text:span text:style-name="Strong_20_Emphasis"><text:span text:style-name="T1">Pregunta 13:</text:span></text:span> ¿Cuál es el propósito del comando <text:span text:style-name="Source_20_Text"><text:span text:style-name="T1">netstat</text:span></text:span> en Linux?</text:p>
      <text:p text:style-name="P4"><text:soft-page-break/><text:span text:style-name="Strong_20_Emphasis"><text:span text:style-name="T1">Respuesta 13:</text:span></text:span> El comando <text:span text:style-name="Source_20_Text"><text:span text:style-name="T1">netstat</text:span></text:span> se utiliza para mostrar información sobre conexiones de red, tablas de enrutamiento y estadísticas de red.</text:p>
      <text:p text:style-name="Horizontal_20_Line"/>
      <text:p text:style-name="P4"><text:span text:style-name="Strong_20_Emphasis"><text:span text:style-name="T1">Pregunta 14:</text:span></text:span> Un servidor FTP no permite conexiones desde clientes remotos. ¿Qué configuración debes verificar?</text:p>
      <text:p text:style-name="P4"><text:span text:style-name="Strong_20_Emphasis"><text:span text:style-name="T1">Respuesta 14:</text:span></text:span> Debes verificar la configuración del firewall en el servidor FTP y asegurarte de que el puerto FTP esté abierto.</text:p>
      <text:p text:style-name="Horizontal_20_Line"/>
      <text:p text:style-name="P4"><text:span text:style-name="Strong_20_Emphasis"><text:span text:style-name="T1">Pregunta 15:</text:span></text:span> Un equipo no puede resolver nombres de dominio a direcciones IP. ¿Qué configuración podría estar causando este problema?</text:p>
      <text:p text:style-name="P4"><text:span text:style-name="Strong_20_Emphasis"><text:span text:style-name="T1">Respuesta 15:</text:span></text:span> Podría ser un problema de configuración de DNS en el equipo, como servidores DNS incorrectos o falta de conectividad de red.</text:p>
      <text:p text:style-name="Horizontal_20_Line"/>
      <text:p text:style-name="P4"><text:span text:style-name="Strong_20_Emphasis"><text:span text:style-name="T1">Pregunta 16:</text:span></text:span> Un usuario no puede imprimir en una impresora de red compartida. ¿Qué debes verificar?</text:p>
      <text:p text:style-name="P4"><text:span text:style-name="Strong_20_Emphasis"><text:span text:style-name="T1">Respuesta 16:</text:span></text:span> Debes verificar la configuración de la impresora compartida y asegurarte de que el usuario tenga permisos para imprimir en ella.</text:p>
      <text:p text:style-name="Horizontal_20_Line"/>
      <text:p text:style-name="P4"><text:span text:style-name="Strong_20_Emphasis"><text:span text:style-name="T1">Pregunta 17:</text:span></text:span> Un equipo no puede conectarse a una red inalámbrica. ¿Qué debes verificar?</text:p>
      <text:p text:style-name="P4"><text:span text:style-name="Strong_20_Emphasis"><text:span text:style-name="T1">Respuesta 17:</text:span></text:span> Debes verificar la configuración del adaptador inalámbrico, la clave de seguridad de la red y la señal de la red inalámbrica.</text:p>
      <text:p text:style-name="Horizontal_20_Line"/>
      <text:p text:style-name="P4"><text:span text:style-name="Strong_20_Emphasis"><text:span text:style-name="T1">Pregunta 18:</text:span></text:span> Un servidor SSH no permite conexiones remotas. ¿Qué debes revisar en la configuración?</text:p>
      <text:p text:style-name="P4"><text:span text:style-name="Strong_20_Emphasis"><text:span text:style-name="T1">Respuesta 18:</text:span></text:span> Debes revisar la configuración del servidor SSH, incluyendo las opciones de autenticación y las reglas del firewall que puedan bloquear el acceso.</text:p>
      <text:p text:style-name="Horizontal_20_Line"/>
      <text:p text:style-name="P4"><text:span text:style-name="Strong_20_Emphasis"><text:span text:style-name="T1">Pregunta 19:</text:span></text:span> ¿Cuál es el propósito del comando <text:span text:style-name="Source_20_Text"><text:span text:style-name="T1">dig</text:span></text:span> en Linux?</text:p>
      <text:p text:style-name="P4"><text:span text:style-name="Strong_20_Emphasis"><text:span text:style-name="T1">Respuesta 19:</text:span></text:span> El comando <text:span text:style-name="Source_20_Text"><text:span text:style-name="T1">dig</text:span></text:span> se utiliza para realizar consultas DNS y obtener información sobre registros DNS.</text:p>
      <text:p text:style-name="Horizontal_20_Line"><text:soft-page-break/></text:p>
      <text:p text:style-name="P4"><text:span text:style-name="Strong_20_Emphasis"><text:span text:style-name="T1">Pregunta 20:</text:span></text:span> Un servidor de correo no puede recibir correos electrónicos. ¿Qué configuración podría estar causando este problema?</text:p>
      <text:p text:style-name="P4"><text:span text:style-name="Strong_20_Emphasis"><text:span text:style-name="T1">Respuesta 20:</text:span></text:span> Podría ser un problema en la configuración de los registros MX del dominio o un bloqueo de puertos en el firewall que impide la recepción de correos electrónicos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514ef7" officeooo:paragraph-rsid="00514ef7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Fundamentos de redes</text:p>
        <text:p text:style-name="MP2">Resolución de problemas básicos de red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3:08:23.307367716</dc:date>
    <meta:editing-duration>PT3H3M15S</meta:editing-duration>
    <meta:editing-cycles>64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793" meta:character-count="4898" meta:non-whitespace-character-count="4148"/>
  </office:meta>
</office:document-meta>
</file>